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7b72c" style:font-size-asian="15pt" style:font-weight-asian="bold" style:font-size-complex="15pt" style:font-weight-complex="bold"/>
    </style:style>
    <style:style style:name="P2" style:family="paragraph" style:parent-style-name="Header">
      <style:paragraph-properties fo:text-align="start" style:justify-single-word="false"/>
      <style:text-properties style:text-underline-style="none" fo:font-weight="normal" officeooo:rsid="0017b72c" officeooo:paragraph-rsid="0017b72c" style:font-weight-asian="normal" style:font-weight-complex="normal"/>
    </style:style>
    <style:style style:name="P3" style:family="paragraph" style:parent-style-name="Header">
      <style:paragraph-properties fo:text-align="start" style:justify-single-word="false"/>
      <style:text-properties style:text-underline-style="none" fo:font-weight="normal" officeooo:rsid="001aae1b" officeooo:paragraph-rsid="0017b72c" style:font-weight-asian="normal" style:font-weight-complex="normal"/>
    </style:style>
    <style:style style:name="P4" style:family="paragraph" style:parent-style-name="Header">
      <style:paragraph-properties fo:text-align="start" style:justify-single-word="false"/>
      <style:text-properties style:text-underline-style="none" fo:font-weight="normal" officeooo:rsid="001aae1b" officeooo:paragraph-rsid="001aae1b" style:font-weight-asian="normal" style:font-weight-complex="normal"/>
    </style:style>
    <style:style style:name="P5" style:family="paragraph" style:parent-style-name="Footer">
      <style:text-properties officeooo:rsid="0018fd2e" officeooo:paragraph-rsid="0018fd2e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officeooo:paragraph-rsid="0028035e"/>
    </style:style>
    <style:style style:name="P8" style:family="paragraph" style:parent-style-name="Text_20_body" style:list-style-name="L1">
      <style:text-properties officeooo:rsid="0017b72c" officeooo:paragraph-rsid="0028035e"/>
    </style:style>
    <style:style style:name="P9" style:family="paragraph" style:parent-style-name="Text_20_body" style:list-style-name="L1">
      <style:text-properties officeooo:rsid="0017b72c" officeooo:paragraph-rsid="0017b72c"/>
    </style:style>
    <style:style style:name="P10" style:family="paragraph" style:parent-style-name="Text_20_body" style:list-style-name="L1">
      <style:text-properties officeooo:rsid="0017b72c" officeooo:paragraph-rsid="001fd033"/>
    </style:style>
    <style:style style:name="P11" style:family="paragraph" style:parent-style-name="Text_20_body" style:list-style-name="L1">
      <style:text-properties officeooo:rsid="00208070" officeooo:paragraph-rsid="0028035e"/>
    </style:style>
    <style:style style:name="P12" style:family="paragraph" style:parent-style-name="Text_20_body" style:list-style-name="L1">
      <style:text-properties officeooo:rsid="001b2a03" officeooo:paragraph-rsid="0028035e"/>
    </style:style>
    <style:style style:name="P13" style:family="paragraph" style:parent-style-name="Text_20_body" style:list-style-name="L1">
      <style:text-properties officeooo:rsid="001fd033" officeooo:paragraph-rsid="001fd033"/>
    </style:style>
    <style:style style:name="P14" style:family="paragraph" style:parent-style-name="Text_20_body" style:list-style-name="L1">
      <style:text-properties officeooo:rsid="00273967" officeooo:paragraph-rsid="00273967"/>
    </style:style>
    <style:style style:name="P15" style:family="paragraph" style:parent-style-name="Text_20_body" style:list-style-name="L1">
      <style:text-properties officeooo:rsid="0028035e" officeooo:paragraph-rsid="0028035e"/>
    </style:style>
    <style:style style:name="P16" style:family="paragraph" style:parent-style-name="Text_20_body" style:list-style-name="L1">
      <style:text-properties officeooo:rsid="001bb519" officeooo:paragraph-rsid="001fd033"/>
    </style:style>
    <style:style style:name="P17" style:family="paragraph" style:parent-style-name="Text_20_body" style:list-style-name="L1">
      <style:text-properties officeooo:rsid="001bb519" officeooo:paragraph-rsid="001bb519"/>
    </style:style>
    <style:style style:name="P18" style:family="paragraph" style:parent-style-name="Text_20_body" style:list-style-name="L1">
      <style:text-properties officeooo:rsid="001d0a9d" officeooo:paragraph-rsid="001d0a9d"/>
    </style:style>
    <style:style style:name="P19" style:family="paragraph" style:parent-style-name="Text_20_body" style:list-style-name="L1">
      <style:text-properties officeooo:rsid="001e3eae" officeooo:paragraph-rsid="001e3eae"/>
    </style:style>
    <style:style style:name="P20" style:family="paragraph" style:parent-style-name="Text_20_body" style:list-style-name="L1">
      <style:text-properties officeooo:rsid="0021145e" officeooo:paragraph-rsid="0021145e"/>
    </style:style>
    <style:style style:name="P21" style:family="paragraph" style:parent-style-name="Text_20_body" style:list-style-name="L1">
      <style:text-properties officeooo:rsid="0022bf66" officeooo:paragraph-rsid="0022bf66"/>
    </style:style>
    <style:style style:name="T1" style:family="text">
      <style:text-properties officeooo:rsid="001d0a9d"/>
    </style:style>
    <style:style style:name="T2" style:family="text">
      <style:text-properties officeooo:rsid="001e3eae"/>
    </style:style>
    <style:style style:name="T3" style:family="text">
      <style:text-properties officeooo:rsid="001e69f7"/>
    </style:style>
    <style:style style:name="T4" style:family="text">
      <style:text-properties officeooo:rsid="0022bf66"/>
    </style:style>
    <style:style style:name="T5" style:family="text">
      <style:text-properties officeooo:rsid="0023d183"/>
    </style:style>
    <style:style style:name="T6" style:family="text">
      <style:text-properties officeooo:rsid="00255941"/>
    </style:style>
    <style:style style:name="T7" style:family="text">
      <style:text-properties fo:color="#000000"/>
    </style:style>
    <style:style style:name="T8" style:family="text">
      <style:text-properties fo:color="#000000" officeooo:rsid="001c9da8"/>
    </style:style>
    <style:style style:name="T9" style:family="text">
      <style:text-properties fo:color="#000000" officeooo:rsid="001e4d0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34426362409072955" text:style-name="L1">
        <text:list-item>
          <text:p text:style-name="P7">Charakteristika období a směru</text:p>
          <text:list>
            <text:list-item>
              <text:p text:style-name="P8">Charakteristika </text:p>
              <text:p text:style-name="P11">ovlivněno válkou, vytvoření mnoha nových směrů (expressionismus, futurismus, kubismus, surrealismus,…) </text:p>
            </text:list-item>
            <text:list-item>
              <text:p text:style-name="P8">časové vymezení</text:p>
              <text:p text:style-name="P12">1. pol. 20. stol.</text:p>
            </text:list-item>
            <text:list-item>
              <text:p text:style-name="P8">hlavní znaky</text:p>
              <text:p text:style-name="P12">v Americe ztracená generace, nové směry, před válkou podpora vlasti</text:p>
            </text:list-item>
            <text:list-item>
              <text:p text:style-name="P8">další autoři a jejich díla</text:p>
              <text:p text:style-name="P8">Ernest Hemingway (stařec a moře), Erich Maria Remarque (na západní frontě klid),<text:span text:style-name="T7"> Antoine de Saint-Exupér</text:span><text:span text:style-name="T8">y (malý princ), </text:span>Francis Scott Fitzgerald <text:span text:style-name="T9">(velký gatsby)</text:span></text:p>
            </text:list-item>
          </text:list>
        </text:list-item>
        <text:list-item>
          <text:p text:style-name="P6">Charakteristika autora</text:p>
          <text:list>
            <text:list-item>
              <text:p text:style-name="P9">životopisné údaje </text:p>
              <text:p text:style-name="P13">žil v Praze, syn obchodníka, němec židovského původu, velké spory s otcem, sestry zemřeli v Terezíně, vyhnanec (pro čechy němec a pro němce žid), <text:span text:style-name="T6">zemřel na tuberkulozu, byl nekuřák, abstinent, nejedl sladké a sex považoval za něco nečistého (odraz v dílech), trpěl podvýživou z důvodu přecitlivělosti hrtanu</text:span></text:p>
            </text:list-item>
            <text:list-item>
              <text:p text:style-name="P10">souvislost autora s příběhem + autobiografie v díle</text:p>
              <text:p text:style-name="P14">pocit odcizení, samota, nesnášenlivot ke své práci</text:p>
            </text:list-item>
            <text:list-item>
              <text:p text:style-name="P9">další díla a témata v tvorbě</text:p>
              <text:p text:style-name="P15">proces (myšlenky zatčeného muže, který neví za co je zatčen), amerika (osamocenost vyhnaného chlapce, nedokončeno)</text:p>
            </text:list-item>
          </text:list>
        </text:list-item>
        <text:list-item>
          <text:p text:style-name="P9">rozbor textu</text:p>
          <text:list>
            <text:list-item>
              <text:p text:style-name="P10">literární druh</text:p>
              <text:p text:style-name="P16">epika</text:p>
            </text:list-item>
            <text:list-item>
              <text:p text:style-name="P10">literární žánr</text:p>
              <text:p text:style-name="P16">povídka</text:p>
            </text:list-item>
            <text:list-item>
              <text:p text:style-name="P9"><text:soft-page-break/>místo a doba děje</text:p>
            </text:list-item>
            <text:list-item>
              <text:p text:style-name="P9">hlavní postavy</text:p>
              <text:p text:style-name="P17">Řehoř Samsa – cestující obchodník, stará se o rodinu, věnuje jí všechno co může, jeho práce ho nebaví, ale musí splatil dluh rodičů, <text:span text:style-name="T1">promění se ve švába, snaží se nedělat rodině problémy</text:span></text:p>
              <text:p text:style-name="P18">Markéta – sestra Řehoře, <text:span text:style-name="T2">nejdříve bere švába za bratra, potom se pro ni stane otravným a bratrovu smrt bere jako ulehčení</text:span></text:p>
              <text:p text:style-name="P19">rodiče – <text:span text:style-name="T3">matka je ze začátku lítostivá, otec naštvaný a postupem času Řehoře začnou nenávidět</text:span></text:p>
            </text:list-item>
            <text:list-item>
              <text:p text:style-name="P9">myšlenka díla</text:p>
              <text:p text:style-name="P20">mezilidsé vztahy, proměna, samota, <text:span text:style-name="T6">ubohost člověka, ztráta důsojnsti, ponižující odkázat se na druhé, absurdita</text:span></text:p>
            </text:list-item>
            <text:list-item>
              <text:p text:style-name="P9">kompozice</text:p>
              <text:p text:style-name="P20">chronologie, er-forma, vnitřní monology, vzpomínky, snaží se šokovat, vypravěč je stejně odcizený, jako <text:span text:style-name="T4">hrdina, chladný, prvky naturalismu, ovlivněno expresionismem</text:span></text:p>
            </text:list-item>
            <text:list-item>
              <text:p text:style-name="P9">jazykové prostředky</text:p>
              <text:p text:style-name="P21">němčina, spisovný jazyk, srozumitelný, <text:span text:style-name="T5">prostý jazyk, řečnické otázky, jinak velmi chladný jazyk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fo:padding-left="0.049cm" fo:padding-right="0.049cm" fo:padding-top="0.049cm" fo:padding-bottom="0.4cm" fo:border-left="none" fo:border-right="none" fo:border-top="none" fo:border-bottom="0.06pt solid #000000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7b72c" style:font-size-asian="15pt" style:font-weight-asian="bold" style:font-size-complex="15pt" style:font-weight-complex="bold"/>
    </style:style>
    <style:style style:name="MP2" style:family="paragraph" style:parent-style-name="Header">
      <style:paragraph-properties fo:text-align="start" style:justify-single-word="false"/>
      <style:text-properties style:text-underline-style="none" fo:font-weight="normal" officeooo:rsid="0017b72c" officeooo:paragraph-rsid="0017b72c" style:font-weight-asian="normal" style:font-weight-complex="normal"/>
    </style:style>
    <style:style style:name="MP3" style:family="paragraph" style:parent-style-name="Header">
      <style:paragraph-properties fo:text-align="start" style:justify-single-word="false"/>
      <style:text-properties style:text-underline-style="none" fo:font-weight="normal" officeooo:rsid="001aae1b" officeooo:paragraph-rsid="0017b72c" style:font-weight-asian="normal" style:font-weight-complex="normal"/>
    </style:style>
    <style:style style:name="MP4" style:family="paragraph" style:parent-style-name="Header">
      <style:paragraph-properties fo:text-align="start" style:justify-single-word="false"/>
      <style:text-properties style:text-underline-style="none" fo:font-weight="normal" officeooo:rsid="001aae1b" officeooo:paragraph-rsid="001aae1b" style:font-weight-asian="normal" style:font-weight-complex="normal"/>
    </style:style>
    <style:style style:name="MP5" style:family="paragraph" style:parent-style-name="Footer">
      <style:text-properties officeooo:rsid="0018fd2e" officeooo:paragraph-rsid="0018fd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Rozbor literárního díla</text:p>
        <text:p text:style-name="MP2">Jméno a příjmení autora:</text:p>
        <text:p text:style-name="MP3">Franz Kafka</text:p>
        <text:p text:style-name="MP2">Název díla:</text:p>
        <text:p text:style-name="MP4">Proměna</text:p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6T17:55:01.375000000</meta:creation-date>
    <meta:editing-duration>PT38M33S</meta:editing-duration>
    <meta:editing-cycles>5</meta:editing-cycles>
    <meta:generator>LibreOffice/5.1.2.2$Windows_x86 LibreOffice_project/d3bf12ecb743fc0d20e0be0c58ca359301eb705f</meta:generator>
    <dc:date>2019-05-16T15:34:57.813000000</dc:date>
    <meta:print-date>2019-05-16T15:33:02.013000000</meta:print-date>
    <meta:document-statistic meta:table-count="0" meta:image-count="0" meta:object-count="0" meta:page-count="2" meta:paragraph-count="37" meta:word-count="305" meta:character-count="2039" meta:non-whitespace-character-count="1782"/>
  </office:meta>
</office:document-meta>
</file>